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Droid Sans Georgian" svg:font-family="'Droid Sans Georgian'"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5484" officeooo:paragraph-rsid="00175484"/>
    </style:style>
    <style:style style:name="P2" style:family="paragraph" style:parent-style-name="Standard">
      <style:text-properties officeooo:rsid="00175484" officeooo:paragraph-rsid="0017f09e"/>
    </style:style>
    <style:style style:name="P3" style:family="paragraph" style:parent-style-name="Standard">
      <style:text-properties officeooo:rsid="00175484" officeooo:paragraph-rsid="001b3ba2"/>
    </style:style>
    <style:style style:name="P4" style:family="paragraph" style:parent-style-name="Standard">
      <style:text-properties fo:font-size="14pt" fo:font-weight="bold" officeooo:rsid="00175484" officeooo:paragraph-rsid="00175484" style:font-size-asian="12.25pt" style:font-weight-asian="bold" style:font-size-complex="14pt" style:font-weight-complex="bold"/>
    </style:style>
    <style:style style:name="P5" style:family="paragraph" style:parent-style-name="Standard">
      <style:text-properties fo:font-size="15pt" officeooo:rsid="0017f09e" officeooo:paragraph-rsid="0017f09e" style:font-size-asian="13.1000003814697pt" style:font-size-complex="15pt"/>
    </style:style>
    <style:style style:name="P6" style:family="paragraph" style:parent-style-name="Standard">
      <style:text-properties fo:font-size="15pt" fo:font-weight="bold" officeooo:rsid="0017f09e" officeooo:paragraph-rsid="0017f09e" style:font-size-asian="15pt" style:font-weight-asian="bold" style:font-size-complex="15pt" style:font-weight-complex="bold"/>
    </style:style>
    <style:style style:name="P7" style:family="paragraph" style:parent-style-name="Standard">
      <style:text-properties fo:font-size="12pt" officeooo:rsid="0017f09e" officeooo:paragraph-rsid="0017f09e" style:font-size-asian="12pt" style:font-size-complex="12pt"/>
    </style:style>
    <style:style style:name="P8" style:family="paragraph" style:parent-style-name="Standard">
      <style:paragraph-properties fo:text-align="center" style:justify-single-word="false"/>
      <style:text-properties fo:font-size="12pt" fo:font-weight="bold" officeooo:rsid="0017f09e" officeooo:paragraph-rsid="0017f09e" style:font-size-asian="12pt" style:font-weight-asian="bold" style:font-size-complex="12pt" style:font-weight-complex="bold"/>
    </style:style>
    <style:style style:name="P9" style:family="paragraph" style:parent-style-name="Standard">
      <style:text-properties fo:font-weight="bold" officeooo:rsid="00175484" officeooo:paragraph-rsid="0017f09e" style:font-weight-asian="bold" style:font-weight-complex="bold"/>
    </style:style>
    <style:style style:name="P10" style:family="paragraph" style:parent-style-name="Standard">
      <style:paragraph-properties fo:text-align="center" style:justify-single-word="false"/>
      <style:text-properties officeooo:rsid="0017f09e" officeooo:paragraph-rsid="0017f09e"/>
    </style:style>
    <style:style style:name="P11" style:family="paragraph" style:parent-style-name="Standard">
      <style:paragraph-properties fo:text-align="start" style:justify-single-word="false"/>
      <style:text-properties officeooo:rsid="0017f09e" officeooo:paragraph-rsid="0017f09e"/>
    </style:style>
    <style:style style:name="P12" style:family="paragraph" style:parent-style-name="Standard">
      <style:text-properties officeooo:rsid="001b3ba2" officeooo:paragraph-rsid="001b3ba2"/>
    </style:style>
    <style:style style:name="P13" style:family="paragraph" style:parent-style-name="Standard">
      <style:text-properties fo:font-size="11pt" fo:font-weight="normal" officeooo:rsid="0017f09e" officeooo:paragraph-rsid="0017f09e" style:font-size-asian="11pt" style:font-weight-asian="normal" style:font-size-complex="11pt" style:font-weight-complex="normal"/>
    </style:style>
    <style:style style:name="P14" style:family="paragraph" style:parent-style-name="Standard">
      <style:text-properties fo:font-size="11pt" fo:font-weight="normal" officeooo:rsid="00193db8" officeooo:paragraph-rsid="0017f09e" style:font-size-asian="11pt" style:font-weight-asian="normal" style:font-size-complex="11pt" style:font-weight-complex="normal"/>
    </style:style>
    <style:style style:name="T1" style:family="text">
      <style:text-properties fo:font-size="15pt" fo:font-weight="bold" style:font-size-asian="13.1000003814697pt" style:font-weight-asian="bold" style:font-size-complex="15pt" style:font-weight-complex="bold"/>
    </style:style>
    <style:style style:name="T2" style:family="text">
      <style:text-properties fo:font-size="15pt" fo:font-weight="bold" officeooo:rsid="00185f82" style:font-size-asian="13.1000003814697pt" style:font-weight-asian="bold" style:font-size-complex="15pt" style:font-weight-complex="bold"/>
    </style:style>
    <style:style style:name="T3" style:family="text">
      <style:text-properties fo:font-size="15pt" style:text-underline-style="solid" style:text-underline-width="auto" style:text-underline-color="font-color" fo:font-weight="bold" style:font-size-asian="13.1000003814697pt" style:font-weight-asian="bold" style:font-size-complex="15pt" style:font-weight-complex="bold"/>
    </style:style>
    <style:style style:name="T4" style:family="text">
      <style:text-properties fo:font-size="15pt" style:text-underline-style="none" fo:font-weight="normal" style:font-size-asian="13.1000003814697pt" style:font-weight-asian="normal" style:font-size-complex="15pt" style:font-weight-complex="normal"/>
    </style:style>
    <style:style style:name="T5" style:family="text">
      <style:text-properties style:font-name="Nimbus Sans L" fo:font-size="15pt" style:font-size-asian="13.1000003814697pt" style:font-size-complex="15pt"/>
    </style:style>
    <style:style style:name="T6" style:family="text">
      <style:text-properties style:font-name="Nimbus Sans L" fo:font-size="15pt" officeooo:rsid="001937ed" style:font-size-asian="13.1000003814697pt" style:font-size-complex="15pt"/>
    </style:style>
    <style:style style:name="T7" style:family="text">
      <style:text-properties style:font-name="Droid Sans Georgian" fo:font-size="12pt" style:font-size-asian="12pt" style:font-size-complex="12pt"/>
    </style:style>
    <style:style style:name="T8" style:family="text">
      <style:text-properties fo:font-size="12pt" style:font-size-asian="12pt" style:font-size-complex="12pt"/>
    </style:style>
    <style:style style:name="T9" style:family="text">
      <style:text-properties fo:font-size="12pt" officeooo:rsid="0017f09e" style:font-size-asian="12pt" style:font-size-complex="12pt"/>
    </style:style>
    <style:style style:name="T10" style:family="text">
      <style:text-properties officeooo:rsid="0017f09e"/>
    </style:style>
    <style:style style:name="T11" style:family="text">
      <style:text-properties fo:font-size="24pt" style:font-size-asian="21pt" style:font-size-complex="24pt"/>
    </style:style>
    <style:style style:name="T12" style:family="text">
      <style:text-properties officeooo:rsid="001937ed"/>
    </style:style>
    <style:style style:name="T13" style:family="text">
      <style:text-properties officeooo:rsid="00193db8"/>
    </style:style>
    <style:style style:name="T14" style:family="text">
      <style:text-properties officeooo:rsid="001b3ba2"/>
    </style:style>
    <style:style style:name="T15" style:family="text">
      <style:text-properties officeooo:rsid="001bca52"/>
    </style:style>
    <style:style style:name="T16" style:family="text">
      <style:text-properties officeooo:rsid="001da735"/>
    </style:style>
    <style:style style:name="T17" style:family="text">
      <style:text-properties officeooo:rsid="001f501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tab/><text:tab/><text:tab/><text:span text:style-name="T11">Bribes de background</text:span></text:p>
      <text:p text:style-name="P13"><text:s text:c="3"/>(PS: normallement y a aussi une carte et un texte plus ancien papier mais numériser une carte c'est long...)</text:p>
      <text:p text:style-name="P14"><text:s text:c="7"/>Special thank: Alexandre pour la fusion de scénario et les dessins, et la colle extra forte pour les idées</text:p>
      <text:p text:style-name="P13"/>
      <text:p text:style-name="P6"><text:tab/><text:tab/> <text:s text:c="3"/>Une brève histoire du temps</text:p>
      <text:p text:style-name="P7"/>
      <text:p text:style-name="P7"><text:tab/><text:tab/><text:tab/>Une brève histoire du temps:</text:p>
      <text:p text:style-name="P7"/>
      <text:p text:style-name="P7"><text:tab/>Au commencement il n'y avait... Non en fait il n'y a, il n'a eue et il n'aura jamais de commencement. Je <text:span text:style-name="T16">reprend:</text:span> alors que l'univers est en pleine éxpansion, un être, plutôt une conscience, émerge dans le chaos. Ici bas, le temps est relatif, circulaire. <text:span text:style-name="T16">Voyez vous, c</text:span>'est la première conscience créée, bien qu'il est difficile de définir comment cette conscience pense. Appelons-la <text:span text:style-name="T16">C</text:span>onscience. Bien que l'on puisse dire qu'elle est omnisciente, <text:span text:style-name="T16">mais je m'empresse de noter que s'</text:span>il est vrai d'une certaine façon que ses voies sont impénétrables, elle n'a de rapport direct avec aucune divinité. <text:span text:style-name="T16">Par ailleur</text:span>, <text:span text:style-name="T16">aucun peuple religieux n'en fait</text:span> le culte <text:span text:style-name="T16">car</text:span> personne ne connais sa vrai nature. Il vouerai<text:span text:style-name="T12">t</text:span> alors un culte à une créature autre, qui <text:span text:style-name="T12">e</text:span>xiste peut-être mais qui n'a certainement que faire de ses <text:span text:style-name="T16">pitoyables créatures soumises</text:span>. La conscience don<text:span text:style-name="T12">t</text:span> je parle est imprévisible, changeante. Vous pouvez juger ses actes, mais jamais comprendre pourquoi. Elle semble ne suivre qu'une logique très limitée, contrairement aux formes de vies que nous conaissons, infiniment plus prévisible<text:span text:style-name="T16">s</text:span>. Pour en revenir à la réalitée de La conscience, d'après les mesures prisent par des singes illuminés hautement qualifiés, nous pensons que cet être <text:span text:style-name="T16">a</text:span> une conscience multiuniverselle, <text:span text:style-name="T16">et </text:span>qu'il possède <text:span text:style-name="T16">également un accès </text:span>simultané à tous les autres univers. Tout, dans ces univers interconnectés par La conscience, est régi par la logique du cercle : quelque soit votre direction et quoi que vous fassiez, tout repassera par le même endroit. Cela est valable pour tout, mais n'oublie<text:span text:style-name="T12">z</text:span> pas que pour avancer, encore faut-il <text:span text:style-name="T16">pouvoir </text:span>se déplacer.</text:p>
      <text:p text:style-name="P7"/>
      <text:p text:style-name="P7"><text:tab/>Nos communications interunivers n'étant pas encore parfaitement au point, malgrès les efforts constants d'Aperture, nous ne vous résumerons ici que l'Histoire de notre univers. J'espère qu'à la fin de ce texte, vous aurez compris à quel point vous êtes ignorant et le resterez. <text:span text:style-name="T16">En effet “l'homme est grand car il se sait petit”, et il devra longtemps se consoler de cette maxime.</text:span></text:p>
      <text:p text:style-name="P7"/>
      <text:p text:style-name="P7"/>
      <text:p text:style-name="P7">Chapitre 1 : (encore) Un nouveau départ</text:p>
      <text:p text:style-name="P7"/>
      <text:p text:style-name="P7"><text:tab/>Dans notre univers, et dans une infinité d'identiques, selon la logique de la boucle multiuniverselle, La conscience créa une sa première espèce, les dragons, puis peu après les humains. Les dragons étaient des êtres fiers qui étaient conscient de leurs différences avec les humains et la pléthore d'autres espèces qui <text:span text:style-name="T16">devrait</text:span> apparaître ensuite. Avec leur puissance et leur capacité de créer presque tout ce qu'ils imaginaient mais surtout à cause de leur égo surdimentionné <text:span text:style-name="T12">et du désordre qu'ils causaient</text:span>, la conscience fit son dernier acte avant de <text:span text:style-name="T17">signer le début de</text:span> la longue période où elle agit dans l'ombre: <text:span text:style-name="T12">e</text:span>lle transforma les dragons en les faisant régresser en deux espèces distinctes, les Skards et les Draks, comme ils se nommèrent dans la langue des dragons. La première, constitué des dragons les plus vaniteux est semblable à un serpent (ou plûtot est-ce les serpents qui leurs sont semblables), avec un corp humanoïde. Et l'autre à guardé la tête des dragons mais avec un corps humanoïde. Se voir ainsi dépossédé de leur glorieux corps ainsi que de leur pouvoir naturel de création et d'être quasiment mis au niveau de ces pitoyables humains avaient rendu fous de rage tous ces <text:span text:style-name="T12">a</text:span>nciens dragons et depuis ils recherchèrent longtemps les technologies qui leurs permettraient de retrouver leurs pouvoirs. Ils devinrent tous deux les espèce les plus avencées technologiquement, et tandis que ce recul permit aux draks de relativiser leur éxist<text:span text:style-name="T12">e</text:span>nce et <text:soft-page-break/>de dévelloper une meilleur philosohie de vie, les Skards s'entétèrent à entretenir leur haine pour la conscience qui, de toute façon, leur était désormait invisible. <text:span text:style-name="T12">Du moins</text:span> jusqu'à maintenant.</text:p>
      <text:p text:style-name="P7"><text:tab/>Il y à trois milliards d'années, après une épopée galactique assez grandiose, les Skards découvrirent la Terre, mais sans <text:span text:style-name="T12">y</text:span> voir tout de suite un quelconque intérêt. Quand aux Draks, ils découvrirent... Vous verrez bien s'ils découvrirent quelque chose d'intéressant au final.</text:p>
      <text:p text:style-name="P7"/>
      <text:p text:style-name="P7"/>
      <text:p text:style-name="P7">Chapitre 2: Les races d'Or et d'Argent</text:p>
      <text:p text:style-name="P7"/>
      <text:p text:style-name="P7"><text:tab/>Ainsi, en l'an de grâce 1191072342 avant Jésus Christ (dans ce cycle et dans une infinité d'autre, vous suivez) les skards se lassèrent de chercher de nouvelles planètes et, observant la croissance des hommes dans des centaines de systèmes, ils y virent un nouvel objet d'étude. Car leurs fierté de dominer les autres espèces était telle qu'ils ne voulaient pas laisser ces <text:span text:style-name="T12">^etres</text:span> inférieurs hors de contrôle, ils cherchèrent donc une planète où tester les capacités des humains. La terre, planète oubliée, paerdue dans les milliards d'archives, fut soudain l'objet sucitant le plus d'intéret parmi le peuple le plus puissant de la galaxie. Hasard étonnant, car c'est ici que, dans l'indifférence générale, la conscience acheva son dernier travail visible dans cet univers: elle créa la Race D'OR. Il semblerait qu'ils aient étés créés pour peupler la galaxie à sa place car depuis bien longtemps, dix huit mille mètres sous la surface de la Terre s'active quelques créatures <text:span text:style-name="T13">suivant</text:span> instinctivement depuis des millions d'années un plan pour créer une bien étrange machine, capable de créer. Mais elle n'est pas calibrée pour faire naître les plus folles pensées des démons, non, elle nécessite des pensées humaines pour créer les créatures qui peupleraient l'univers. Qu'un humain pense à un concept de créature que la Race D'OR trouve intéressant et la machine modifiera l'espace et le temps pour que cette créature ou ce concept ait éxisté, éxiste, ou éxistera. La Race d'Or possédait également un pouvoir plus grand que toute autre créatures connues dans l'univers, les Skards n'étaient qu'un outil pour emmener les hommes sur terre, et pour pouvoir ainsi peupler l'univers. Tout comme la race d'argent, créée à partir des créations humaines mais qui a reçu le droit de recevoir l'enseignement des maitres de la Race d'Or, ses membres révélerons leur utilité dans les incidents de Tewos, et sa grande histoire est narrée plus en détail dans "L'épopée de la Race D'Argent". </text:p>
      <text:p text:style-name="P7"><text:tab/>Ce récit ne s'attardant pas sur les terriens, <text:span text:style-name="T13">car il est d'usage de se moquer de leurs manières qui les rabaissent au niveaux de “maragouins gluant des marais fluorescents de qvatsh”. Si vous ne savez pas ce que c'est, vous ^etes humains et il est heureux que vous ne compreniez par la comparaison (PS: je suis humain). I</text:span>l est temps <text:span text:style-name="T13">enfin</text:span> d'introduire le lieu des héros <text:span text:style-name="T13">légendaires du crépuscule du temps, car</text:span>:</text:p>
      <text:p text:style-name="P7"><text:tab/>"Il se sera passé bien longtemps, dans une petite planète lointaine, très lointaine..."</text:p>
      <text:p text:style-name="P7"/>
      <text:p text:style-name="P7"/>
      <text:p text:style-name="P7">Chapitre 3: Tewos, ou la révolution du temps</text:p>
      <text:p text:style-name="P7"/>
      <text:p text:style-name="P7"><text:tab/>Il est conté que les Draks arrivèrent sur Tewos longtemps après que les Skards eurent introduis les humains sur terre, longtemps aussi après les contes de Celagar, père d'Alfagar, chef parmi les chefs, roi parmi les rois. A ce moment là, une peuplade d'hommes vivait déja en paix dans les vertes prairies valonnées des valées de wuëaavidsil, continent de l'aube et du crépuscule. On peut y voir d'une rive l'aube, et peu de temps avant de l'autre le crépuscule. Mais ce noms possède une autre valeure prophétique que de nombreux sages avaient compris avant même la venue des draks.</text:p>
      <text:p text:style-name="P7"><text:tab/>Après qu'ils posèrent leur pieds sur cette si belle planète, plus petite que la terre, sa gravitée était moindre mais son atmosphère plus dense, ce qui favorisait fortement la navigation dans le ciel. <text:soft-page-break/>Son orbite proche mais lente avec sa faible naine brune qui parraissait trente fois plus grosse dans le ciel et trois fois moins lumineuse que le Soleil terrestre ce rendait les "années" courtes. Une autre particularité de Tewos était sa deuxième lune qui avait une facheuse tendance à faire un seul tour de la planète avant de partir, bifurquer et faire un demi tour à sa rencontre avec la naine rouge, puis rattrapper Tewos après qu'elle aut fait un quart de sa révolution autour de l'étoile, puis elle recommence cela de sorte que le temps sur Tewos se mesure en comptant les passages de la deuxième lune. La lune faisant quasiment un quart de son orbite autour de l'étoile à chaque rencontre avec Tewos, on dis communement que Tewos à fait une révolution à chaque quatrième passage de la lune, après quoi le compteur revient à zéro. Sur tewos, les pôles sont inversés par rapport à la Terre ce qui fait que les pôles Nord et Sud sont presques alignés sur sa ligne virtuelle d'orbite, le pôle sud étant un peu plus proche de la naine rouge. Il fait rarement plus de trente degrès dans les coins les plus arides et pas moins de -40 dans les endrois les plus froid de Tewos, des créatures importés de la terre semblent être apparus en même temps que les humains tandis que d'autres, plus étranges, auraient étés importés bien plus tôt.</text:p>
      <text:p text:style-name="P7"><text:tab/>Les humains furent vite abreuvés du savoir des draks et leur soif de connaissance était grande, malheureusement, peu s'intéressèrent aussi à leur grande sagesse, et le fait de ne pas l'enseigner fut l'ultime erreure des draks, contée dans "La guerre de l'épuisement" puis suivie de "La révolution de Tewos", ultime récit avant le déclin de l'univers tout entier. </text:p>
      <text:p text:style-name="P7"/>
      <text:p text:style-name="P2"><text:span text:style-name="T9"><text:tab/>Ainsi fini ce court résumé de l'histoire du temps, je vous invite à vous repaître des ouvrages cités tout au long du livre si vous souhaitez en savoir plus sur Tewos et son univers. Peut être même oserez vous, en esprit, partir quelques heures dans ce monde pour l'espace d'un temps vivre comme les plus grands héros de Tewos? Pour cela, il faut se référer au livre de rêgle.</text:span><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10"/>
      <text:p text:style-name="P11"><text:span text:style-name="T4"><text:tab/><text:tab/><text:tab/> <text:s text:c="5"/></text:span><text:span text:style-name="T3">Gearems</text:span></text:p>
      <text:p text:style-name="P5"/>
      <text:p text:style-name="P5"><text:tab/><text:tab/><text:tab/><text:tab/><text:span text:style-name="T8">Histoire:</text:span></text:p>
      <text:p text:style-name="P7"/>
      <text:p text:style-name="P7"><text:tab/>Les Gearem's sont un peuple créés par un scientifique par pur plaisir, avant la grande guerre. Cyborgs avec un corps de machine et un cerveau humain, ils ressemblent braucoup aux humains et ont un visage éxpressif. A l'origine de simples tests d'intelligence artificielle produits en série, un scientifique passionné travailla en secret deux décennies durant sur des vertions améliorés, composées, entre autres, d'un cerveau humains. Les plans originaux semblant avoir étés perdus durant la grande guerre, de nombreuses caractéristiques de ces machines sont encore mystérieuses, et il arrive qu'un géarem change soudainement de personnalité pendant un temps indéterminé, générallement court.</text:p>
      <text:p text:style-name="P7"><text:tab/>Le scientifique créa trois géarems: un avec plus de MUUUUSCLES, un plus furtif et un autre dont la spécificité restent mystérieuse mais qui semble avoir une aisance naturelle pour la négoce et les affaires.</text:p>
      <text:p text:style-name="P7"><text:tab/>A leur éveil, les machines formant la trinité originelle avaient trouvé leur créateur inconscient en face d'eux. Ils furent alors, et pour des raisons mystérieuses, pris d'une envie terrible de se copier, et, dans l'ombre, des centaines et des centaines de géarems furent créés à l'image des membres de la trinité originelle. Ces membres sont d'ailleur les seuls créatures vivantes connues connaissant les plans des géarems, mais en réalité, la fonction réelle de ce qu'ils construisait leur échapaient, mais aussi leur importait peu.</text:p>
      <text:p text:style-name="P7"><text:tab/>Quand éclata la grande guerre, les gearems étaient déjà nombreux dans leurs sous sols oubliés de hommes. Après l'attaque et la dévastation de l'encienne capitale, les gearems commencèrent à reconstruire par dessus leur première ville, et rapidement, se considérant comme un peuple à part entière, ils commencèrent la conquète de la moitiée du plus grand contienent connu, wuëaavidsil dans une furieuse éxpansion qui ne s'arréta qu'aux immenses monts de la chaine d'Inusao qui coupait naturellement le continent en deux.</text:p>
      <text:p text:style-name="P7"><text:tab/>Selon leurs capacités propres, les trois factions se donnèrent le nom d'Ounnmaoul', pour les guerriers, d'Aussool', pour les furtifs et de Frieri', pour les commerciaux. </text:p>
      <text:p text:style-name="P7"><text:tab/>Il s'écoula soixante ans sans qu'aucun géarem n'ait vraiment à s'occuper des humains, lorsque la guerre s'arréta. </text:p>
      <text:p text:style-name="P7"/>
      <text:p text:style-name="P7"/>
      <text:p text:style-name="P7"><text:tab/>Une terre à retrouver:</text:p>
      <text:p text:style-name="P7"/>
      <text:p text:style-name="P7"><text:tab/>Ce qui restait de l'humanité était encore partagé en deux pour des différends qui importait peu aux géarems: ils avaient une terre à eux, et ils comptaient bien la garder: Au fur et à mesure que les découvertes en géologies, constructions, en feronnerie, en machines à vapeur et dans les autres formats de technologie s'accululaient, on voyaient d'épiques constructions fleurirs sur les flancs et les sommets de la chaîne Inusao, des forts mirroitant au soleil qui tenaient vigoureusement face aux éléments. Mais il y avait aussi de grandes villes et des monuments à l'honneur des Draks, grands pourvoyeurs des plus étranges merveilles du monde. Les premiers gearems qui avaient commencés à honorer ces Draks en vouant un culte à leur technologie mystique étaient des aventuriers, partis <text:soft-page-break/>explorer une ruine humaine en espérant trouver quelques restes de technologies ou de quelques mystérieux plans écrits, mais sur un mur, une série de runes, semblables aux leurs mais dans un language plus dur et prononcé, décrivait les draks, leur arrivée sur Tewos ainsi que comment ils y avaient emmenés la technologie. De plus en plus de Gearems vouèrent un culte à ceux d'en haut, qui emmenèrent sur Tewos la technologie. Ce texte résumait à lui seul cette religion. Mais les ombres qui rongeaient le monde surprirent les géarems et c'est ainsi que les Frieri' demandèrent plus de ressources, plus de terres. Bien que fort bons commerçants, ils ne purent obtenir rien de tel ni chez les Ounmaool', ni chez les Tusool', ainsi un certain mépris envahit lentement le coeur de tous les Frieri', colportés par le journal de propagande Le Demi Cycle qui colportait en fait la rancune personelle du dirigeant contre les autres membres de la trinité. C'est alors que les humains, ayant fini de reconstruire leurs terres, se mirent à lancer l'attaque immense qui menaça tous les gearems. Grâce à l'éparpillation des quatres reliques, les humains furent repoussés jusqu'à leurs enciennes frontières, qui n'ont que peu bougé depuis. Néanmoins, des attaques sont encore régulièrement menés dans le but de harceler la frontière des géarems dans l'espoir qu'ils commettent une erreur qui leur serait fatale, malheureusement pour les humains, les gearems possèdent désormait des tacticiens et des théoriciens qui leurs permettent générallement d'éviter ce type d'erruer "bête".</text:p>
      <text:p text:style-name="P7"/>
      <text:p text:style-name="P7"><text:tab/>La communauté des Guerriers de l'Esprit:</text:p>
      <text:p text:style-name="P7"/>
      <text:p text:style-name="P7"><text:tab/>Les Draks ne sont jamais totallement partis de Tewos: certains partirent surveiller les humains de neuzananevidsil, vérifiant régulièrement et secretement si la technologie présente sur le continent ne pourrait pas géner le dévelloppement des autres créatures de l'univers. Mais une partie des draks qui avaient étés révulsés par les humains partirent s'intéresser aux géarems, pour voir s'ils n'étaient pas eux aussi des causes perdues. Leur conclusion fut que bien que sembleble aux humains, les gearems n'avaient pas encore étés corrompus par le pouvoir. Il prirent ainsi les gearems les plus avides de libertés parmi les trois races et leur créa un paradis Idyllique où ils pourraient profiter non pas de la technologie des draks, mais à la condition qu'une fois formés, ces sages partent aux quatres coins du monde répandre leur sagesse mais aussi éxécuter diverses missions pour le maintient de la paix et l'augmentation des libertés dans les pays</text:p>
      <text:p text:style-name="P7"/>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9"><text:span text:style-name="T5">De l'herbe à pipe, o</text:span><text:span text:style-name="T6">u</text:span><text:span text:style-name="T5"> </text:span><text:span text:style-name="T7">Notes sur la vie de tous les jours des gearems:</text:span></text:p>
      <text:p text:style-name="P1"/>
      <text:p text:style-name="P1"/>
      <text:p text:style-name="P1"><text:tab/>Après tous ces récits épiques, il est plus que temps de descendre de notre vue spatiale des géarems et de rentrer un peu sur leurs terres, en cette 60e orbite depuis la brisure de la trinitée.</text:p>
      <text:p text:style-name="P1"/>
      <text:p text:style-name="P1"><text:tab/>Normalement, le type de machine dont est composé les géarems n'a pas besoin de faire attention à sa nourriture: il fonctionne grâce à une pile utilisant l'eau et le soleil comme combustible pour alimenter la plupars des fonctions mécaniques de la machine. Mais les Gearems ont de ça de spécial qu'ils possèdent un cerveaux humain: Ils doivent absorber des nutriments en s'impregnant le dos d'une terre humide et riche en nutriment qui va être progressivement aspirée pour pouvoir se nourrir. Plus elle est riche en nutriments, plus le Gearem sera actif. Il ne faut pas également oublier de préciser comment sont formés les noms gearems: d'abors un nom, inventé ou récupéré, suivit du nom de la ville de création et du créateur principale ou de la ville natale d'un des créateurs principaux. Pour créer un nouveau gearem, il faut transférer chaque jours une partie de son energie dans une machine (chaque ville en possède une). La machine absorbera ensuite naturellement le carbonne contenu dans l'air pour créer les composantes des gearems. Vers la fin du processus, il faut en plus donner son eau et ses nutriments pour que le cerveau puisse se dévellopper. Un gearem un peu bêta se fera souvent insulter pas un "il lui manque des nutriments!".</text:p>
      <text:p text:style-name="P1">L'eau est le principal moteur physique des Gearems. Ainsi, beaucoup lui vouent un culte et les grands lacs ont souvent quelque chose de légendaire dans leur esprit (dire que c'était dans leur coeur serait plutôt mal venu puisque ils en sont dépourvus). L'agriculture s'impose désormais pour créer un terreau riche en nutriment. Sont ainsi cultivés diverses plantes réputées pour leur teneur énergétique. Le poisson est aussi un des aliment préférés des géarems (réduit en bouillie, naturellement). Pour ce qui est des décors cela dépend des factions: </text:p>
      <text:p text:style-name="P1"/>
      <text:p text:style-name="P1"><text:tab/>Les Frieri' attachent une grande importance à la façons dont ils sont perçus par les autres, leurs maisons sont le plus richement orné et décorés possible. Tout objet qui pourrait impressionner un visiteur et montrer exterieurement la richesse d'un Frieri est le bienvenu dans sa maison. Néanmoins, face à la mer, un Frieri peut ressentire une profonde langueur le poussant à vouloir trouver ce qui peut se cacher au delà de l'horizon. Leurs importants contacts avec les humains ont permis des échanges de technologies et ils sont à l'origines de nombreuses innovations qu'ils ne revendent qu'à prix fort, tels que les zepplins.</text:p>
      <text:p text:style-name="P1"><text:tab/>Les Ounmaool' sont réputé pour la qualité de leur repas. Ils font grand cas de leur force physique et des éventuels exploits qu'ils ont pu accomplirs. Ils éxagèrent volontier chaques passages de leur vie et savent faire preuve d'un rire ample et résonant quand ils invitent des amis. Leur sérieux est imbattable quand ils se mettent à parler de ce qui les concernent à grande échelle. Commencent alors de logues tergiversations pouvant durer plusieurs heures ( seulement avec de bons nutriments ). Leurs maisons sont souvent en partie taillées dans la roche, qu'ils apprécient beaucoup et qu'ils savent travailler. Ce sont de grands artisans et ils pourront rester longtemps avec peu de lumière, creusant efficacement des cavitées dans la roche et espérant y trouver des richesses qui leurs permettraient de glorifier leur batisse. </text:p>
      <text:p text:style-name="P1"><text:tab/>Les Ausool' ne prètent pas beaucoup attention au monde éxterieur, on les retrouve souvent seuls, partant marcher dans les montagnes et/ou éxercer leurs talents en discrétion. Ils adorent la <text:soft-page-break/>hauteur qui leur permet de surplomber le monde pour se plonger dans de profondes réflexions en solitaire. Ce sont de grands batisseurs et leur patience leur permet de faire face à toutes les situations. Les pilotes de zepplins et d'ailes volantes les plus chevronnés se trouvent parmis les Ausool', ils peuvent se plonger pendant huit cycles dans un problème pour le résoudre ou l'améliorer. Grâce à leurs divers partenariats avec les Ounmaool', ils dont devenus les plus grands producteurs de machines en tout genre.</text:p>
      <text:p text:style-name="P2"><text:span text:style-name="T1">Donj</text:span><text:span text:style-name="T2">o</text:span><text:span text:style-name="T1">n et artefacts</text:span></text:p>
      <text:p text:style-name="P2"/>
      <text:p text:style-name="P2"/>
      <text:p text:style-name="P2"/>
      <text:p text:style-name="P2"><text:tab/>Cette histoire narre comment un jeune aventureux Ausool et ses joyeux compagnons partirent à la quête d'artefacts légendaires qui leur permetterait d'éxeler dans lers domaines de prédilection. </text:p>
      <text:p text:style-name="P2"/>
      <text:p text:style-name="P2"><text:tab/>Tout commença dans un petit village Frieri, loin, loin du tumulte incessant des villes fortifiées alentour. Non, ici s'étendait un petit village qui n'intéressait absolument aucun urbain. La colline escarpée, toute de pierre qui abritait les maisons en bois, chaume, pierre taillée et paille du village était un lieu idéal pour se mettre en hauteur et méditer, si possible, seul. Car à cet endroit on pouvait observer la mer et, au loin, quelques montagnes immenses qui se dressaient comme des murailles invincibles. Ici, c'était Owodeuneu, la colline de pierre oubliée. Pourquoi oubliée? Il ne semblait à personne que cette ville eue un jour un quelconque intérêt pour qui que ce soit. Tout le monde pensait que cet endroit avait été oublié au moment même où il fut écrit sur une carte, car de la mémoire de tous les habitants, tout était parfaitement paisible et cela depuis toujours. Il arrivait parfois qu'une oreille distraite se laisse bercer par les histoires du vieux Fangornol, qui passait son temps à conter des promesses d'un temps révolu. La plupars des habitants l'évitaient pour ne pas avoir affaire à toutes ces choses, beaucoup trop aventureuse à leur goût. Il falait bien être un peut Ausool pour vouloir écouter de pareilles sornettes, jugez plutôt: </text:p>
      <text:p text:style-name="P2"><text:tab/>Mauneri, le fils d'Aussool né en terre Frieri, était un bien étrange enfant: il passait ses journées à monter en haut de la colline et, ne se tournant pas vers la mer, comme les autres Frieri' qui se hasardaient par la, Lui préférait laisser rouler son regard sur les montagnes. Il était portés par les sommets ciselés, battus par les vents et quand la neige osait s'emparer de la cime, il était pris dans une longue mélancolie qui le statifiait, son regard se délectant de chaques reliefs de ce monument des heures durant. Il sentait secretement brûler en lui une flamme qui lui criait de partir et de marcher vers les montagnes, d'écouter les promesses d'aventures et d'amélioration personnelle, ou alors mieux, de pouvoir y aller grâce à un de ces zepplins qui passaient parfois dans le ciel et dont il imaginait les sensations que pouvaient procurer le fait d'être à l'intérieur. Tant qu'il y serais, il parcourerait le monde entier, aidant les autres en résolvant leurs problèmes là où il passerait, et alors, enfin vieux, il s'installerait sur un de ces pics acérés où il construirait sa maison et s'établirait dans la méditation et la contemplation...</text:p>
      <text:p text:style-name="P2"><text:tab/>Une telle immobilité devant un objet aussi froid et dur qu'une montagne laissait les habitants du village perplexes. Mais lorsqu'ils apprirent qu'il passait écouter le vieux Fangornol, les mots se mettaient à manquer dans leur bouche et il arrivait même à certains de bégailler. Comment des histoires si abominablement aventureuses pouvaient apporter de la satisfactions? Elles n'apportaient que mort, tristesse et silence. Non, décidément ce garçon n'était pas normal. Et sur cette réfléxion ils repartaient oeuvrer au perfectionnement de leur parcelle tandis qu'ils ouvraient la première page du journal Le Demi Cycle qui, comme son nom ne l'indique pas, paraissait chaques demi cycle. Fangornol disait que ces pages étaient bourrés d'inepties, que Mauneri ne devrait pas y faire attention. Et il l'écoutait. </text:p>
      <text:p text:style-name="P2"><text:tab/>Voulez vous entendre une des histoires que Fangornol chantait parfois à ses visiteurs? Voici le récit préféré de Mauneri, dont l'écoute ne le lasserait qu'après la quarante deuxième répétition, <text:soft-page-break/>peu avant qu'il ne commmence sa propre aventure.</text:p>
      <text:p text:style-name="P2"/>
      <text:p text:style-name="P2"><text:tab/>"Ici même se trouvait la place forte de la colline de pierre: Les murs de nombreuses maisons étaient jadis la muraille qui protégeait cette colline, au sommet de laquelle trônait un imposant donjon, dont il ne reste guère aujourd'hui plus que les fondations. Armurerie du royaume et réserve de nourriture, elle était faite pour résister à un siège de six cycles grâce en partie au puit qui permettait de pouvoir se baigner même quand l'acc<text:span text:style-name="T10">conflit</text:span>ès au lac voisin était coupé.</text:p>
      <text:p text:style-name="P2"><text:tab/>Aux environs du soixantième cycle, les humains de la région voisine montrèrent de nombreux signes d'agitation, et des ombres étrangement furtives apperçus par de nombreux pélerins et voyageurs aux environs de la route des sept lacs laissaient présentir un danger imminent. Soudainement, de la fumée s'échappat d'au delà des monts de la muraille escarpée, à l'avant garde de la chaîne d'Inusao. les forges se mettaient en routes, des campements immenses étaient levés, et l'invasion semblait imminente. Après avoir pris si longtemps pour reconstruire leur civilisation décadente, les humains se cherchaient un nouvel ennemi à leur taille. Bien que l'avertissement fut clair et que les forts se préparaient à livrer bataille, ce n'est pas le peu de temps qu'il restait qui permit aux forts de se préparer à un rouleau compresseur d'une telle envergure. Il ne fallut pas deux cycles avant <text:s/>que les flancs de la montagne ne se mettent à cracher des milliers d'humains, en tenue de guerre, déterminés et entraînés. Le combat était si déloyal contre une espèce qui n'avait jamais vraiment eue de résistance qu'en deux jours la capitale était menacée. Les défenses pitoyables des Frieri' n'avaient pas opposé beaucoup de résistance face à un peuple qui avait déja cent cycles de guerre continue à son actif.</text:p>
      <text:p text:style-name="P2">Face à cette menace qui les concernaient tous, les trois rois conclurent une alliance de circonstance qui leur permetteraient de repousser l'invasion humain. La plus grande de toutes les batailles se passat ici même, dans cet ancien fort: " </text:p>
      <text:p text:style-name="P2"/>
      <text:p text:style-name="P2"><text:tab/>Mais il serait fortuit de le considérer encore comme un enfant: il a déja passé la vingtaine de cycles et s'il ne se sentait pas prêt à anoncer son départ à la communautée des Frieris du vilage, pas tout de suite. Fort heureusement un évènement inatendu précipitat ce départ qui n'aurait certainement jamais eu lieux sinon.</text:p>
      <text:p text:style-name="P2"/>
      <text:p text:style-name="P2"/>
      <text:p text:style-name="P2"><text:s/><text:tab/>Il fallait bien que quelque chose trouble cette éprouvante tranquillitée, que seule un Ounmaool pouvait trouver si éprouvante. Un gaillard vigoureux, l'archétype de son espèce. Aussi prompt au rire qu'à la colère, il avait de quoi impressionner même les Frieris les plus oeurgeuilleux. Dans son armure de guerre, il pouvait aussi bien être un voleur de grand chemin qu'un assassin ou un mercenaire. Mauneri n'eu connaissance de sa présence qu'à son retour au village, il s'était alors passé déja un petit bout de temps depuis son arrivée au village. Fangornol l'attrapat pendant son retour et le prévint que cet Oounmaool recherchait un jeune Aussool dans la région, ils restèrent cloitrés dans leur maison pendant toute la soirée, Fangornol tenait la garde sur sa chaise longue, jusqu'à que l'inévitable arriva, le guerrier s'approchat de l'ancien. Assis sur sa chaise, il prit le temps de dévisage, tout en s'efforcant de garder un l'air crispé du vieillard qu'on ne dérange pas si facilement. Les vêtements de ce gearem, à y regarder de plus près, n'était pas celui d'un guerrier ordinaire: il possédait tout une panoplie outils étrange et divers rangements pouvants contenir grand nombre d'objets de toute sortes, rangement tous remplis d'ailleur, à l'exeption d'un seul, qui semblait devoir contenir une carte. A la seule évocation mentale de ce mot Fangornol se mit à penser à toutes les cartes qui prenaient la poussière dans sa chambre, soigneusement enroulées depuis trop longtemps. La chose la plus remarquable que l'on pouvait trouver dans la partie visible de ses rangements (il se révèlerais plus tard qu'il y avant plus de rangements à l'intérieure qu'à l'extérieur!) était sans doutes un magnifique sceptre magnifiquement orné et gravé de runes draks qui l'envelloppaient totallement. Il ne put s'empécher de changer d'expression quand il vit le symbole <text:soft-page-break/>des guerriers de l'esprit, finement élancé, telle une flamme stylisée s'agitant dans le vent. Il ne put alors s'empécher de poser la question la plus usueles dans ce genre de situation:</text:p>
      <text:p text:style-name="P2"><text:tab/>-"Kalenis, fils de Kalendir, pourquoi venir ici me retrouver?"</text:p>
      <text:p text:style-name="P2"><text:tab/>-"Comme toi, j'ais senti l'appel du destin: Par la grâce du createur je t'ai retrouvé ici, sain et sauf. Mais ce n'est pas toi que je cherche, j'ais besoin de compagnons pour une aventure, et je suis certain que tu héberge un Aussool qui ne rêve que de partir de ce trou perdu."</text:p>
      <text:p text:style-name="P2"><text:tab/>-Un sourire ironique se déssina sur les lèvres de Fangornol:"Déjà? Il est si jeune, et imprudent! Il n'est pas prêt pour une aventure! ", il marqua le ton:"Une aventure!"</text:p>
      <text:p text:style-name="P2"><text:tab/>-"Ne fais pas cette tête, le créateur l'a choisi, il m'a guidé vers ta porte. Il va être l'un des personnages centraux de cette grande quête qui finira par la cloture du grand songe de la conscience."</text:p>
      <text:p text:style-name="P2"><text:tab/>-"Je pensai<text:span text:style-name="T15">s</text:span> ne jamais la voir de mes propres yeux, <text:span text:style-name="T15">est-ce </text:span>donc bientôt la déclinaison de l'univers, son zénith?"</text:p>
      <text:p text:style-name="P2"><text:tab/>-"Je ne parlerait de ça qu'autour d'une bonne nourriture et de l'eau la plus pure, et tu sais au fond de toi que cette enfant n'aspire qu'à la liberté."</text:p>
      <text:p text:style-name="P2"/>
      <text:p text:style-name="P2"><text:tab/>Ils rentrèrent. Mauneri arriva en criant, s'attendant à des menace et des violences de la part du grand personnage impressionnant qui était arrivé jusque dans sa maison. Naturellement, sa surprise fut grande de les voir bavasser et rigoler ensemble tout en dégustant le repas qu'il avant lui même préparé. Il laissa vite tomber son courage quand les deux hommes se mirent à le regarder avec des mines graves, pour des raisons différentes qu'il préférait ignorer. C'est alors que Kalenis, fils de Kalendir, pris la parole (car il avait un ceratain plaisir à briser les longs silences, choses qui étaient difficile chez lui car ses amis partageaient ce trait de caractère, ce qui faisait qu'il était en réalité rarement le premier à émettre un son)</text:p>
      <text:p text:style-name="P2"/>
      <text:p text:style-name="P8"/>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Court lexique drak</text:p>
      <text:p text:style-name="P1"/>
      <text:p text:style-name="P1">Note: aucune syllabe, sauf eaa, ne dois se prononcer [aïa]</text:p>
      <text:p text:style-name="P1"/>
      <text:p text:style-name="P1">Dictionnaire des syllabes:</text:p>
      <text:p text:style-name="P1"/>
      <text:p text:style-name="P1">ana: sous</text:p>
      <text:p text:style-name="P1">ane: connaissance, savoir</text:p>
      <text:p text:style-name="P1">aol: arbre</text:p>
      <text:p text:style-name="P1">aus: ombre</text:p>
      <text:p text:style-name="P1"/>
      <text:p text:style-name="P1">bru: herbe, pré</text:p>
      <text:p text:style-name="P1"/>
      <text:p text:style-name="P1">dol: eau</text:p>
      <text:p text:style-name="P1">don: étendue d'eau</text:p>
      <text:p text:style-name="P1">dun: pierre</text:p>
      <text:p text:style-name="P1"/>
      <text:p text:style-name="P1">eaa [aïa]: crépuscule</text:p>
      <text:p text:style-name="P1">enu: fin</text:p>
      <text:p text:style-name="P1">eri: union</text:p>
      <text:p text:style-name="P1"/>
      <text:p text:style-name="P12">fel: tristesse</text:p>
      <text:p text:style-name="P1">fik: brume</text:p>
      <text:p text:style-name="P12"/>
      <text:p text:style-name="P1">gea: nouveaux</text:p>
      <text:p text:style-name="P1"/>
      <text:p text:style-name="P1">inu: border</text:p>
      <text:p text:style-name="P1"/>
      <text:p text:style-name="P1">lar: fer</text:p>
      <text:p text:style-name="P1">lil: entre</text:p>
      <text:p text:style-name="P1">lui: lumière</text:p>
      <text:p text:style-name="P1"/>
      <text:p text:style-name="P3"><text:span text:style-name="T14">u</text:span>ar: conflit</text:p>
      <text:p text:style-name="P1">ujg: violence</text:p>
      <text:p text:style-name="P1">une: début, commencement</text:p>
      <text:p text:style-name="P1"/>
      <text:p text:style-name="P1">vid: grand, vaste</text:p>
      <text:p text:style-name="P1"/>
      <text:p text:style-name="P1">neu: perdu, oublié</text:p>
      <text:p text:style-name="P1">ni: pas [à l'orale, une courte pause est marquée après cette syllabe et à l'écrit elle est obligatoirement suivie d'un -]</text:p>
      <text:p text:style-name="P1">nin: feu</text:p>
      <text:p text:style-name="P1">nun: fallaise</text:p>
      <text:p text:style-name="P1"/>
      <text:p text:style-name="P1">ool: terre, pays</text:p>
      <text:p text:style-name="P1">oss [oas]: temps</text:p>
      <text:p text:style-name="P1">oun: feseur de</text:p>
      <text:p text:style-name="P1">owo: colline</text:p>
      <text:p text:style-name="P1"><text:soft-page-break/></text:p>
      <text:p text:style-name="P1">rog: dernier</text:p>
      <text:p text:style-name="P1">rem: homme</text:p>
      <text:p text:style-name="P1"/>
      <text:p text:style-name="P1">sao: ciel</text:p>
      <text:p text:style-name="P1">sil: île</text:p>
      <text:p text:style-name="P1"/>
      <text:p text:style-name="P1">tew: révolution </text:p>
      <text:p text:style-name="P1"/>
      <text:p text:style-name="P1">mun: esprit</text:p>
      <text:p text:style-name="P1"/>
      <text:p text:style-name="P1">wow: centre</text:p>
      <text:p text:style-name="P1">wue: aube</text:p>
      <text:p text:style-name="P1"/>
      <text:p text:style-name="P1">zan: important</text:p>
      <text:p text:style-name="P1"/>
      <text:p text:style-name="P1"/>
      <text:p text:style-name="P1">Dictionnaire des mots:</text:p>
      <text:p text:style-name="P1"/>
      <text:p text:style-name="P1"><text:tab/>Noms très importants:</text:p>
      <text:p text:style-name="P1"/>
      <text:p text:style-name="P1">Tewos: La révolution du temps <text:span text:style-name="T14">(revolution temps)</text:span></text:p>
      <text:p text:style-name="P1">Neuzananevidsil: La grande île du vaste savoir perdu (du perdu grand savoir île )</text:p>
      <text:p text:style-name="P1">Wuëaavidsil: La grande île de l'aube et du crépuscule <text:span text:style-name="T14">( aube crépuscule grande ile )</text:span></text:p>
      <text:p text:style-name="P1"/>
      <text:p text:style-name="P1"><text:tab/>Grands lacs:</text:p>
      <text:p text:style-name="P1"/>
      <text:p text:style-name="P1">Luidon: Le lac de lumière</text:p>
      <text:p text:style-name="P1">Mundon: Le lac de l'esprit</text:p>
      <text:p text:style-name="P1">Rogdon: Le lac du dernier</text:p>
      <text:p text:style-name="P1">Aoleridon: Lac de l'arbre de l'union</text:p>
      <text:p text:style-name="P1">Dunanadon: La lac sous la pierre</text:p>
      <text:p text:style-name="P1">Dolzandon: Lac de la grande eau</text:p>
      <text:p text:style-name="P1">Bruzandon: Lac de la grande prairie</text:p>
      <text:p text:style-name="P1">fikviddol: Grande eau brumeu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Droid Sans Georgian" svg:font-family="'Droid Sans Georgian'"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1T19:42:33.500871831</meta:creation-date>
    <dc:date>2015-09-22T19:07:23.027815771</dc:date>
    <meta:editing-duration>PT1H1M55S</meta:editing-duration>
    <meta:editing-cycles>5</meta:editing-cycles>
    <meta:generator>LibreOffice/4.2.8.2$Linux_X86_64 LibreOffice_project/420m0$Build-2</meta:generator>
    <dc:creator>Creeps </dc:creator>
    <meta:document-statistic meta:table-count="0" meta:image-count="0" meta:object-count="0" meta:page-count="11" meta:paragraph-count="112" meta:word-count="4988" meta:character-count="30629" meta:non-whitespace-character-count="25660"/>
  </office:meta>
</office:document-meta>
</file>